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size="14pt" style:text-underline-style="solid" style:text-underline-width="auto" style:text-underline-color="font-color" fo:font-weight="bold" officeooo:rsid="0006c10a" officeooo:paragraph-rsid="0006c10a" style:font-size-asian="14pt" style:font-weight-asian="bold" style:font-size-complex="14pt" style:font-weight-complex="bold"/>
    </style:style>
    <style:style style:name="P3" style:family="paragraph" style:parent-style-name="Heading_20_3">
      <style:text-properties officeooo:rsid="0006c10a" officeooo:paragraph-rsid="0006c10a"/>
    </style:style>
    <style:style style:name="P4" style:family="paragraph" style:parent-style-name="Text_20_body">
      <style:text-properties officeooo:rsid="0006c10a" officeooo:paragraph-rsid="0006c10a"/>
    </style:style>
    <style:style style:name="P5" style:family="paragraph" style:parent-style-name="Heading_20_3">
      <style:text-properties style:text-underline-style="solid" style:text-underline-width="auto" style:text-underline-color="font-color" officeooo:rsid="0006c10a" officeooo:paragraph-rsid="0006c10a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c10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Tipos de Contenido Multimedia en CSS:</text:h>
      <text:p text:style-name="P4"/>
      <text:p text:style-name="P2">IMAGENES:</text:p>
      <text:h text:style-name="Heading_20_3" text:outline-level="3">Tipos de Imágenes en la Web</text:h>
      <text:list text:style-name="L1">
        <text:list-item>
          <text:p text:style-name="P6"><text:span text:style-name="Strong_20_Emphasis">Descripción:</text:span> Los tipos de imágenes más comunes en la web son JPEG, PNG, GIF y SVG. Cada tipo tiene sus propias características y usos específicos.</text:p>
          <text:list>
            <text:list-item>
              <text:p text:style-name="P6"><text:span text:style-name="Strong_20_Emphasis">JPEG:</text:span> Ideal para fotografías y gráficos complejos con muchos colores.</text:p>
            </text:list-item>
            <text:list-item>
              <text:p text:style-name="P6"><text:span text:style-name="Strong_20_Emphasis">PNG:</text:span> Soporta transparencia y es ideal para gráficos con fondos transparentes.</text:p>
            </text:list-item>
            <text:list-item>
              <text:p text:style-name="P6"><text:span text:style-name="Strong_20_Emphasis">GIF:</text:span> Soporta animaciones y es ideal para gráficos simples.</text:p>
            </text:list-item>
            <text:list-item>
              <text:p text:style-name="P6"><text:span text:style-name="Strong_20_Emphasis">SVG:</text:span> Basado en vectores y es ideal para gráficos escalables.</text:p>
            </text:list-item>
          </text:list>
        </text:list-item>
      </text:list>
      <text:h text:style-name="Heading_20_3" text:outline-level="3"><text:span text:style-name="T3">Como culturilla...</text:span>Derechos de la Propiedad Intelectual</text:h>
      <text:list text:style-name="L2">
        <text:list-item>
          <text:p text:style-name="P7"><text:span text:style-name="Strong_20_Emphasis">Descripción:</text:span> La propiedad intelectual se refiere a los derechos de los creadores sobre sus obras. Las licencias, como Creative Commons, permiten a los creadores definir cómo otros pueden usar sus trabajos. La ley de propiedad intelectual protege los derechos de autor.</text:p>
        </text:list-item>
      </text:list>
      <text:h text:style-name="Heading_20_3" text:outline-level="3"><text:span text:style-name="T3">Sobre </text:span>Imágenes</text:h>
      <text:list text:style-name="L3">
        <text:list-item>
          <text:p text:style-name="P8"><text:span text:style-name="Strong_20_Emphasis">Software para crear y procesar imágenes:</text:span> Herramientas como Adobe Photoshop, GIMP y Canva se utilizan para crear y editar imágenes.</text:p>
        </text:list-item>
        <text:list-item>
          <text:p text:style-name="P8"><text:span text:style-name="Strong_20_Emphasis">Formatos y conversiones:</text:span> Las imágenes se pueden guardar en diferentes formatos (JPEG, PNG, etc.) y convertir entre ellos según las necesidades del proyecto.</text:p>
        </text:list-item>
      </text:list>
      <text:h text:style-name="Heading_20_3" text:outline-level="3">Optimización de Imágenes para la Web</text:h>
      <text:list text:style-name="L4">
        <text:list-item>
          <text:p text:style-name="P9"><text:span text:style-name="Strong_20_Emphasis">Descripción:</text:span> La optimización de imágenes implica reducir el tamaño del archivo sin sacrificar la calidad visual para mejorar la velocidad de carga del sitio web.</text:p>
          <text:list>
            <text:list-item>
              <text:p text:style-name="P9"><text:span text:style-name="Strong_20_Emphasis">Ejemplo:</text:span> Uso de herramientas como TinyPNG o ImageOptim para reducir el tamaño del archivo.</text:p>
            </text:list-item>
          </text:list>
        </text:list-item>
      </text:list>
      <text:h text:style-name="P5" text:outline-level="3">AUDIO Y VIDEO:</text:h>
      <text:h text:style-name="Heading_20_4" text:outline-level="4">Formatos de audio:</text:h>
      <text:list text:style-name="L5">
        <text:list-item>
          <text:p text:style-name="P10">Los formatos comunes incluyen MP3, WAV y OGG.</text:p>
        </text:list-item>
      </text:list>
      <text:h text:style-name="Heading_20_4" text:outline-level="4">Formatos de video:</text:h>
      <text:list text:style-name="L6">
        <text:list-item>
          <text:p text:style-name="P11">Los formatos comunes incluyen MP4, WEBM y AVI.</text:p>
        </text:list-item>
      </text:list>
      <text:h text:style-name="Heading_20_4" text:outline-level="4">Codificación y conversiones:</text:h>
      <text:list text:style-name="L7">
        <text:list-item>
          <text:p text:style-name="P12">La codificación convierte archivos de audio y video en un formato adecuado para la web. Herramientas como FFmpeg se utilizan para la conversión de formatos.</text:p>
        </text:list-item>
      </text:list>
      <text:h text:style-name="Heading_20_3" text:outline-level="3"><text:soft-page-break/>Integración de Audio y Video</text:h>
      <text:h text:style-name="Heading_20_4" text:outline-level="4">Audio:</text:h>
      <text:list text:style-name="L8">
        <text:list-item>
          <text:p text:style-name="P13"><text:span text:style-name="Strong_20_Emphasis">Etiqueta </text:span><text:span text:style-name="Source_20_Text">&lt;audio&gt;</text:span><text:span text:style-name="Strong_20_Emphasis">:</text:span> Se utiliza para insertar archivos de audio en páginas web.</text:p>
        </text:list-item>
        <text:list-item>
          <text:p text:style-name="P13"><text:span text:style-name="Strong_20_Emphasis">Atributos:</text:span></text:p>
          <text:list>
            <text:list-item>
              <text:p text:style-name="P13"><text:span text:style-name="Source_20_Text">src</text:span>: Especifica la ruta del archivo de audio.</text:p>
            </text:list-item>
            <text:list-item>
              <text:p text:style-name="P13"><text:span text:style-name="Source_20_Text">controls</text:span>: Muestra los controles de reproducción.</text:p>
            </text:list-item>
            <text:list-item>
              <text:p text:style-name="P13"><text:span text:style-name="Source_20_Text">autoplay</text:span>: Reproduce el audio automáticamente.</text:p>
            </text:list-item>
            <text:list-item>
              <text:p text:style-name="P13"><text:span text:style-name="Source_20_Text">loop</text:span>: Reproduce el audio en bucle.</text:p>
            </text:list-item>
            <text:list-item>
              <text:p text:style-name="P13"><text:span text:style-name="Source_20_Text">muted</text:span>: Silencia el audio.</text:p>
            </text:list-item>
            <text:list-item>
              <text:p text:style-name="P13"><text:span text:style-name="Source_20_Text">preload</text:span>: Sugerencia al navegador sobre cómo cargar el audio (<text:span text:style-name="Source_20_Text">none</text:span>, <text:span text:style-name="Source_20_Text">metadata</text:span>, <text:span text:style-name="Source_20_Text">auto</text:span>).</text:p>
            </text:list-item>
          </text:list>
        </text:list-item>
        <text:list-item>
          <text:p text:style-name="P13"><text:span text:style-name="Strong_20_Emphasis">Ejemplo:</text:span></text:p>
        </text:list-item>
      </text:list>
      <text:p text:style-name="Standard"/>
      <text:p text:style-name="Standard">&lt;audio src="audio.mp3" controls autoplay loop muted preload="auto"&gt;<text:line-break/> <text:s/>&lt;code&gt;audio&lt;/code&gt;.<text:line-break/>&lt;/audio&gt;<text:line-break/></text:p>
      <text:p text:style-name="Standard"/>
      <text:h text:style-name="Heading_20_4" text:outline-level="4">Video:</text:h>
      <text:list text:style-name="L9">
        <text:list-item>
          <text:p text:style-name="P14"><text:span text:style-name="Strong_20_Emphasis">Etiqueta </text:span><text:span text:style-name="Source_20_Text">&lt;video&gt;</text:span><text:span text:style-name="Strong_20_Emphasis">:</text:span> Se utiliza para insertar archivos de video en páginas web.</text:p>
        </text:list-item>
        <text:list-item>
          <text:p text:style-name="P14"><text:span text:style-name="Strong_20_Emphasis">Atributos:</text:span></text:p>
          <text:list>
            <text:list-item>
              <text:p text:style-name="P14"><text:span text:style-name="Source_20_Text">src</text:span>: Especifica la ruta del archivo de video.</text:p>
            </text:list-item>
            <text:list-item>
              <text:p text:style-name="P14"><text:span text:style-name="Source_20_Text">controls</text:span>: Muestra los controles de reproducción.</text:p>
            </text:list-item>
            <text:list-item>
              <text:p text:style-name="P14"><text:span text:style-name="Source_20_Text">autoplay</text:span>: Reproduce el video automáticamente.</text:p>
            </text:list-item>
            <text:list-item>
              <text:p text:style-name="P14"><text:span text:style-name="Source_20_Text">loop</text:span>: Reproduce el video en bucle.</text:p>
            </text:list-item>
            <text:list-item>
              <text:p text:style-name="P14"><text:span text:style-name="Source_20_Text">muted</text:span>: Silencia el video.</text:p>
            </text:list-item>
            <text:list-item>
              <text:p text:style-name="P14"><text:span text:style-name="Source_20_Text">poster</text:span>: Especifica una imagen que se muestra antes de que se inicie la reproducción del video.</text:p>
            </text:list-item>
            <text:list-item>
              <text:p text:style-name="P14"><text:span text:style-name="Source_20_Text">width</text:span>: Especifica el ancho del video.</text:p>
            </text:list-item>
            <text:list-item>
              <text:p text:style-name="P14"><text:span text:style-name="Source_20_Text">height</text:span>: Especifica la altura del video.</text:p>
            </text:list-item>
            <text:list-item>
              <text:p text:style-name="P14"><text:span text:style-name="Source_20_Text">preload</text:span>: Sugerencia al navegador sobre cómo cargar el video (<text:span text:style-name="Source_20_Text">none</text:span>, <text:span text:style-name="Source_20_Text">metadata</text:span>, <text:span text:style-name="Source_20_Text">auto</text:span>).</text:p>
            </text:list-item>
          </text:list>
          <text:p text:style-name="P14"><text:span text:style-name="Strong_20_Emphasis"/></text:p>
          <text:p text:style-name="P14"><text:span text:style-name="Strong_20_Emphasis"/></text:p>
          <text:p text:style-name="P14"><text:span text:style-name="Strong_20_Emphasis"/></text:p>
          <text:p text:style-name="P14"><text:span text:style-name="Strong_20_Emphasis"/></text:p>
          <text:p text:style-name="P14"><text:span text:style-name="Strong_20_Emphasis"/></text:p>
        </text:list-item>
        <text:list-item>
          <text:p text:style-name="P14"><text:soft-page-break/><text:span text:style-name="Strong_20_Emphasis">Ejemplo:</text:span></text:p>
          <text:p text:style-name="P14"><text:span text:style-name="Strong_20_Emphasis"/></text:p>
          <text:p text:style-name="P14"><text:span text:style-name="Strong_20_Emphasis"><text:span text:style-name="T1">&lt;video src="video.mp4" controls autoplay loop muted poster="imagen.jpg" width="600" height="400" preload="auto"&gt;<text:line-break/> Tu navegador no soporta el elemento &lt;code&gt;video&lt;/code&gt;.<text:line-break/>&lt;/video&gt;</text:span></text:span><text:span text:style-name="Strong_20_Emphasis"><text:line-break/></text:span></text:p>
          <text:p text:style-name="P14"><text:span text:style-name="Strong_20_Emphasis"/></text:p>
        </text:list-item>
      </text:list>
      <text:h text:style-name="Heading_20_3" text:outline-level="3">Presentaciones</text:h>
      <text:list text:style-name="L10">
        <text:list-item>
          <text:p text:style-name="P15"><text:span text:style-name="Strong_20_Emphasis">Descripción:</text:span> Las presentaciones multimedia pueden incluir una combinación de texto, imágenes, audio y video para crear una experiencia interactiva.</text:p>
        </text:list-item>
        <text:list-item>
          <text:p text:style-name="P15"><text:span text:style-name="Strong_20_Emphasis">Software:</text:span> Herramientas como PowerPoint, Keynote y Google Slides se utilizan para crear presentaciones.</text:p>
        </text:list-item>
        <text:list-item>
          <text:p text:style-name="P15"><text:span text:style-name="Strong_20_Emphasis">Integración en la web:</text:span> Las presentaciones se pueden integrar en páginas web utilizando servicios como SlideShare o embebiendo presentaciones directamente con <text:span text:style-name="Source_20_Text">&lt;iframe&gt;</text:span>.</text:p>
        </text:list-item>
        <text:list-item>
          <text:p text:style-name="P15"><text:span text:style-name="Strong_20_Emphasis">Ejemplo de Integración con </text:span><text:span text:style-name="Source_20_Text">&lt;iframe&gt;</text:span><text:span text:style-name="Strong_20_Emphasis">: <text:s/></text:span></text:p>
          <text:p text:style-name="P15"><text:span text:style-name="Strong_20_Emphasis">Nota: </text:span><text:span text:style-name="Strong_20_Emphasis"><text:span text:style-name="T1">Explicación de que es la etiqueta &lt;iframe&gt; al final del documento </text:span></text:span></text:p>
          <text:p text:style-name="P15"><text:span text:style-name="Strong_20_Emphasis"/></text:p>
        </text:list-item>
      </text:list>
      <text:p text:style-name="Standard"/>
      <text:p text:style-name="Standard">&lt;iframe src="https://www.slideshare.net/slideshow/embed_code/key/abcdefg" width="600" height="400" frameborder="0" allowfullscreen&gt;&lt;/iframe&gt;<text:line-break/></text:p>
      <text:p text:style-name="Standard"/>
      <text:h text:style-name="Heading_20_3" text:outline-level="3">Animaciones</text:h>
      <text:list text:style-name="L11">
        <text:list-item>
          <text:p text:style-name="P16"><text:span text:style-name="Strong_20_Emphasis">Descripción:</text:span> Las animaciones pueden crearse usando CSS, JavaScript o software especializado como Adobe Animate.</text:p>
        </text:list-item>
        <text:list-item>
          <text:p text:style-name="P16"><text:span text:style-name="Strong_20_Emphasis">CSS:</text:span></text:p>
          <text:list>
            <text:list-item>
              <text:p text:style-name="P16"><text:span text:style-name="Strong_20_Emphasis">Propiedad </text:span><text:span text:style-name="Source_20_Text">animation</text:span><text:span text:style-name="Strong_20_Emphasis">:</text:span> Define la animación.</text:p>
            </text:list-item>
            <text:list-item>
              <text:p text:style-name="P16"><text:span text:style-name="Strong_20_Emphasis">Propiedad </text:span><text:span text:style-name="Source_20_Text">@keyframes</text:span><text:span text:style-name="Strong_20_Emphasis">:</text:span> Define las etapas de la animación.</text:p>
            </text:list-item>
          </text:list>
        </text:list-item>
        <text:list-item>
          <text:p text:style-name="P16"><text:span text:style-name="Strong_20_Emphasis">Ejemplo:</text:span></text:p>
        </text:list-item>
      </text:list>
      <text:p text:style-name="Standard"/>
      <text:p text:style-name="Standard">@keyframes ejemploAnimacion {<text:line-break/> <text:s text:c="3"/>from {opacity: 0;}<text:line-break/> <text:s text:c="3"/>to {opacity: 1;}<text:line-break/>}<text:line-break/><text:line-break/>.animacion {<text:line-break/> <text:s text:c="3"/>animation: ejemploAnimacion 2s infinite;<text:line-break/>}<text:line-break/></text:p>
      <text:p text:style-name="Standard"/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/></text:p>
      <text:p text:style-name="Text_20_body"><text:span text:style-name="Strong_20_Emphasis">JavaScript:</text:span></text:p>
      <text:list text:style-name="L12">
        <text:list-item>
          <text:p text:style-name="P17"><text:span text:style-name="Strong_20_Emphasis">Métodos como </text:span><text:span text:style-name="Source_20_Text">setTimeout</text:span><text:span text:style-name="Strong_20_Emphasis"> y </text:span><text:span text:style-name="Source_20_Text">setInterval</text:span><text:span text:style-name="Strong_20_Emphasis">:</text:span> Se utilizan para crear animaciones temporizadas.</text:p>
        </text:list-item>
      </text:list>
      <text:p text:style-name="Standard"/>
      <text:p text:style-name="Standard">function animarElemento() {<text:line-break/> <text:s text:c="3"/>var elemento = document.getElementById("miElemento");<text:line-break/> <text:s text:c="3"/>var opacidad = 0;<text:line-break/> <text:s text:c="3"/>var intervalo = setInterval(function() {<text:line-break/> <text:s text:c="7"/>if (opacidad &gt;= 1) {<text:line-break/> <text:s text:c="11"/>clearInterval(intervalo);<text:line-break/> <text:s text:c="7"/>}<text:line-break/> <text:s text:c="7"/>elemento.style.opacity = opacidad;<text:line-break/> <text:s text:c="7"/>opacidad += 0.1;<text:line-break/> <text:s text:c="3"/>}, 100);<text:line-break/>}<text:line-break/></text:p>
      <text:h text:style-name="Heading_20_3" text:outline-level="3">Integración de Audio y Video en una Animación</text:h>
      <text:list text:style-name="L13">
        <text:list-item>
          <text:p text:style-name="P18"><text:span text:style-name="Strong_20_Emphasis">Descripción:</text:span> Los elementos <text:span text:style-name="Source_20_Text">&lt;audio&gt;</text:span> y <text:span text:style-name="Source_20_Text">&lt;video&gt;</text:span> de HTML se utilizan para integrar archivos de audio y video en páginas web, y se pueden controlar con CSS y JavaScript.</text:p>
        </text:list-item>
        <text:list-item>
          <text:p text:style-name="P18"><text:span text:style-name="Strong_20_Emphasis">Control de Video con JavaScript:</text:span></text:p>
          <text:list>
            <text:list-item>
              <text:p text:style-name="P18"><text:span text:style-name="Strong_20_Emphasis">Ejemplo:</text:span></text:p>
            </text:list-item>
          </text:list>
        </text:list-item>
      </text:list>
      <text:p text:style-name="Standard"/>
      <text:p text:style-name="Standard">var video = document.getElementById("miVideo");<text:line-break/>function reproducirVideo() {<text:line-break/> <text:s text:c="3"/>video.play();<text:line-break/>}<text:line-break/>function pausarVideo() {<text:line-break/> <text:s text:c="3"/>video.pause();<text:line-break/>}<text:line-break/></text:p>
      <text:p text:style-name="Standard">parte de HTML para la Animaciones</text:p>
      <text:p text:style-name="Standard"/>
      <text:p text:style-name="Standard">&lt;video id="miVideo" src="video.mp4" controls&gt;&lt;/video&gt;<text:line-break/>&lt;button onclick="reproducirVideo()"&gt;Reproducir&lt;/button&gt;<text:line-break/>&lt;button onclick="pausarVideo()"&gt;Pausar&lt;/button&gt;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ETIQUETA &lt;IFRAME&gt;:</text:p>
      <text:p text:style-name="Standard"/>
      <text:p text:style-name="Text_20_body">La etiqueta <text:span text:style-name="Source_20_Text">&lt;iframe&gt;</text:span> en HTML es muy útil y versátil. Permite incrustar otro documento HTML dentro del documento actual. Esto es particularmente útil para incluir contenido de otras fuentes, como videos de YouTube, presentaciones, mapas de Google, formularios, y más.</text:p>
      <text:h text:style-name="Heading_20_3" text:outline-level="3">¿Qué es <text:span text:style-name="Source_20_Text">&lt;iframe&gt;</text:span>?</text:h>
      <text:list text:style-name="L14">
        <text:list-item>
          <text:p text:style-name="P19"><text:span text:style-name="Strong_20_Emphasis">Descripción:</text:span> La etiqueta <text:span text:style-name="Source_20_Text">&lt;iframe&gt;</text:span> crea un marco en línea (inline frame) que se utiliza para incrustar otro documento HTML dentro del documento actual. El contenido dentro del <text:span text:style-name="Source_20_Text">&lt;iframe&gt;</text:span> es independiente y puede provenir de una fuente externa.</text:p>
        </text:list-item>
      </text:list>
      <text:h text:style-name="Heading_20_3" text:outline-level="3">Atributos Comunes de <text:span text:style-name="Source_20_Text">&lt;iframe&gt;</text:span>:</text:h>
      <text:list text:style-name="L15">
        <text:list-item>
          <text:p text:style-name="P20"><text:span text:style-name="Source_20_Text">src</text:span>: Especifica la URL del documento que se va a incrustar.</text:p>
        </text:list-item>
        <text:list-item>
          <text:p text:style-name="P20"><text:span text:style-name="Source_20_Text">width</text:span>: Especifica el ancho del <text:span text:style-name="Source_20_Text">&lt;iframe&gt;</text:span>. Puede ser en píxeles o en porcentaje.</text:p>
        </text:list-item>
        <text:list-item>
          <text:p text:style-name="P20"><text:span text:style-name="Source_20_Text">height</text:span>: Especifica la altura del <text:span text:style-name="Source_20_Text">&lt;iframe&gt;</text:span>. Puede ser en píxeles o en porcentaje.</text:p>
        </text:list-item>
        <text:list-item>
          <text:p text:style-name="P20"><text:span text:style-name="Source_20_Text">frameborder</text:span>: Define si el marco debe tener un borde (<text:span text:style-name="Source_20_Text">0</text:span> para sin borde, <text:span text:style-name="Source_20_Text">1</text:span> para con borde).</text:p>
        </text:list-item>
        <text:list-item>
          <text:p text:style-name="P20"><text:span text:style-name="Source_20_Text">allowfullscreen</text:span>: Permite que el contenido del <text:span text:style-name="Source_20_Text">&lt;iframe&gt;</text:span> se muestre en pantalla completa.</text:p>
        </text:list-item>
        <text:list-item>
          <text:p text:style-name="P20"><text:span text:style-name="Source_20_Text">sandbox</text:span>: Aplica restricciones al contenido dentro del <text:span text:style-name="Source_20_Text">&lt;iframe&gt;</text:span>, mejorando la seguridad.</text:p>
        </text:list-item>
        <text:list-item>
          <text:p text:style-name="P20"><text:span text:style-name="Source_20_Text">name</text:span>: Define un nombre para el <text:span text:style-name="Source_20_Text">&lt;iframe&gt;</text:span>, que puede ser utilizado por JavaScript o CSS.</text:p>
        </text:list-item>
      </text:list>
      <text:h text:style-name="Heading_20_3" text:outline-level="3">Ejemplo de Uso de <text:span text:style-name="Source_20_Text">&lt;iframe&gt;</text:span>:</text:h>
      <text:h text:style-name="Heading_20_4" text:outline-level="4">Incrustar un Video de YouTube</text:h>
      <text:p text:style-name="Standard"/>
      <text:p text:style-name="Standard">&lt;!DOCTYPE html&gt;<text:line-break/>&lt;html lang="es"&gt;<text:line-break/>&lt;head&gt;<text:line-break/> <text:s text:c="3"/>&lt;meta charset="UTF-8"&gt;<text:line-break/> <text:s text:c="3"/>&lt;title&gt;Ejemplo de Iframe&lt;/title&gt;<text:line-break/>&lt;/head&gt;<text:line-break/>&lt;body&gt;<text:line-break/> <text:s text:c="3"/>&lt;h1&gt;Incrustar un Video de YouTube&lt;/h1&gt;<text:line-break/> <text:s text:c="3"/>&lt;iframe width="560" height="315" src="https://www.youtube.com/embed/dQw4w9WgXcQ" frameborder="0" allowfullscreen&gt;&lt;/iframe&gt;<text:line-break/>&lt;/body&gt;<text:line-break/>&lt;/html&gt;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2">Incrustar un Mapa de Google</text:span> </text:p>
      <text:p text:style-name="Standard"/>
      <text:p text:style-name="Standard">&lt;!DOCTYPE html&gt;<text:line-break/>&lt;html lang="es"&gt;<text:line-break/>&lt;head&gt;<text:line-break/> <text:s text:c="3"/>&lt;meta charset="UTF-8"&gt;<text:line-break/> <text:s text:c="3"/>&lt;title&gt;Ejemplo de Iframe&lt;/title&gt;<text:line-break/>&lt;/head&gt;<text:line-break/>&lt;body&gt;<text:line-break/> <text:s text:c="3"/>&lt;h1&gt;Incrustar un Mapa de Google&lt;/h1&gt;<text:line-break/> <text:s text:c="3"/>&lt;iframe src="https://www.google.com/maps/embed?pb=!1m18!1m12!1m3!1d3151.8354345093746!2d144.9537363155046!3d-37.81720997975181!2m3!1f0!2f0!3f0!3m2!1i1024!2i768!4f13.1!3m3!1m2!1s0x6ad65d43a2f05bf7%3A0x5045675218ce6e0!2sFederation%20Square!5e0!3m2!1sen!2sau!4v1611799766167!5m2!1sen!2sau" width="600" height="450" frameborder="0" allowfullscreen&gt;&lt;/iframe&gt;<text:line-break/>&lt;/body&gt;<text:line-break/>&lt;/html&gt;<text:line-break/></text:p>
      <text:p text:style-name="Standard"/>
      <text:h text:style-name="Heading_20_3" text:outline-level="3">Ventajas de Usar <text:span text:style-name="Source_20_Text">&lt;iframe&gt;</text:span>:</text:h>
      <text:list text:style-name="L16">
        <text:list-item>
          <text:p text:style-name="P21"><text:span text:style-name="Strong_20_Emphasis">Reutilización de Contenido</text:span>: Permite reutilizar contenido de otros sitios web o fuentes sin necesidad de duplicarlo.</text:p>
        </text:list-item>
        <text:list-item>
          <text:p text:style-name="P21"><text:span text:style-name="Strong_20_Emphasis">Aislamiento del Contenido</text:span>: El contenido dentro del <text:span text:style-name="Source_20_Text">&lt;iframe&gt;</text:span> está aislado del documento principal, lo que puede mejorar la seguridad y reducir conflictos de estilos o scripts.</text:p>
        </text:list-item>
        <text:list-item>
          <text:p text:style-name="P21"><text:span text:style-name="Strong_20_Emphasis">Flexibilidad</text:span>: Permite incluir una amplia variedad de contenidos, desde videos y mapas hasta documentos y formularios.</text:p>
        </text:list-item>
      </text:list>
      <text:h text:style-name="Heading_20_3" text:outline-level="3">Consideraciones y Buenas Prácticas:</text:h>
      <text:list text:style-name="L17">
        <text:list-item>
          <text:p text:style-name="P22"><text:span text:style-name="Strong_20_Emphasis">Seguridad</text:span>: Utiliza el atributo <text:span text:style-name="Source_20_Text">sandbox</text:span> para aplicar restricciones y mejorar la seguridad del contenido incrustado.</text:p>
        </text:list-item>
        <text:list-item>
          <text:p text:style-name="P22"><text:span text:style-name="Strong_20_Emphasis">Rendimiento</text:span>: Asegúrate de que el contenido incrustado no afecte negativamente el rendimiento de tu sitio web, especialmente si incluye elementos multimedia pesados.</text:p>
        </text:list-item>
        <text:list-item>
          <text:p text:style-name="P22"><text:span text:style-name="Strong_20_Emphasis">Responsive Design</text:span>: Ajusta el tamaño del <text:span text:style-name="Source_20_Text">&lt;iframe&gt;</text:span> para que sea responsivo y se adapte a diferentes tamaños de pantalla.</text:p>
        </text:list-item>
      </text:list>
      <text:h text:style-name="Heading_20_3" text:outline-level="3">Uso de <text:span text:style-name="Source_20_Text">sandbox</text:span>:</text:h>
      <text:p text:style-name="Text_20_body">El atributo <text:span text:style-name="Source_20_Text">sandbox</text:span> aplica restricciones adicionales al contenido del <text:span text:style-name="Source_20_Text">&lt;iframe&gt;</text:span>, mejorando su seguridad. Algunas de las opciones que puedes usar con <text:span text:style-name="Source_20_Text">sandbox</text:span> incluyen:</text:p>
      <text:list text:style-name="L18">
        <text:list-item>
          <text:p text:style-name="P23"><text:span text:style-name="Source_20_Text">allow-same-origin</text:span>: Permite que el contenido tenga acceso a su origen.</text:p>
        </text:list-item>
        <text:list-item>
          <text:p text:style-name="P23"><text:span text:style-name="Source_20_Text">allow-scripts</text:span>: Permite que el contenido ejecute scripts.</text:p>
        </text:list-item>
        <text:list-item>
          <text:p text:style-name="P23"><text:span text:style-name="Source_20_Text">allow-popups</text:span>: Permite que el contenido abra nuevas ventanas o pestañas.</text:p>
        </text:list-item>
      </text:list>
      <text:h text:style-name="Heading_20_4" text:outline-level="4"><text:soft-page-break/>Ejemplo con <text:span text:style-name="Source_20_Text">sandbox</text:span>:</text:h>
      <text:p text:style-name="Standard"/>
      <text:p text:style-name="Standard">&lt;!DOCTYPE html&gt;<text:line-break/>&lt;html lang="es"&gt;<text:line-break/>&lt;head&gt;<text:line-break/> <text:s text:c="3"/>&lt;meta charset="UTF-8"&gt;<text:line-break/> <text:s text:c="3"/>&lt;title&gt;Ejemplo de Iframe con Sandbox&lt;/title&gt;<text:line-break/>&lt;/head&gt;<text:line-break/>&lt;body&gt;<text:line-break/> <text:s text:c="3"/>&lt;h1&gt;Iframe Seguro con Sandbox&lt;/h1&gt;<text:line-break/> <text:s text:c="3"/>&lt;iframe src="https://www.example.com" width="600" height="400" sandbox="allow-same-origin allow-scripts"&gt;&lt;/iframe&gt;<text:line-break/>&lt;/body&gt;<text:line-break/>&lt;/html&gt;<text:line-break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leon</meta:initial-creator>
    <meta:creation-date>2024-12-04T22:17:51.44</meta:creation-date>
    <dc:date>2024-12-11T19:35:51.731775568</dc:date>
    <meta:editing-duration>PT2H54M42S</meta:editing-duration>
    <meta:editing-cycles>5</meta:editing-cycles>
    <meta:generator>LibreOffice/7.4.2.3$Linux_X86_64 LibreOffice_project/40$Build-3</meta:generator>
    <meta:document-statistic meta:table-count="0" meta:image-count="0" meta:object-count="0" meta:page-count="7" meta:paragraph-count="113" meta:word-count="1200" meta:character-count="8707" meta:non-whitespace-character-count="7540"/>
  </office:meta>
</office:document-meta>
</file>